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>
            <text:p>BEGIN</text:p>
          </table:table-cell>
          <table:table-cell/>
          <table:table-cell office:value-type="string">
            <text:p>Test getDocAnchor</text:p>
          </table:table-cell>
          <table:table-cell table:number-columns-repeated="2"/>
          <table:table-cell office:value-type="string">
            <text:p>TST_FAM_GETDOCANCHOR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office:value-type="string">
            <text:p>END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_GETDOCANCHOR</text:p>
          </table:table-cell>
          <table:table-cell office:value-type="string">
            <text:p>TST_GETDOCANCHOR_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8:10:21</meta:creation-date>
    <dc:date>2013-04-25T18:14:29</dc:date>
    <meta:editing-duration>P0D</meta:editing-duration>
    <meta:editing-cycles>1</meta:editing-cycles>
    <meta:document-statistic meta:table-count="1" meta:cell-count="9" meta:object-count="0"/>
    <meta:generator>LibreOffice/4.0.2.2$MacOSX_x86 LibreOffice_project/4c82dcdd6efcd48b1d8bba66bfe1989deee49c3</meta:generator>
  </office:meta>
</office:document-meta>
</file>